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542.41pt"/>
    </style:style>
    <style:style style:name="co4" style:family="table-column">
      <style:table-column-properties fo:break-before="auto" style:column-width="211.1pt"/>
    </style:style>
    <style:style style:name="co5" style:family="table-column">
      <style:table-column-properties fo:break-before="auto" style:column-width="622.26pt"/>
    </style:style>
    <style:style style:name="co6" style:family="table-column">
      <style:table-column-properties fo:break-before="auto" style:column-width="342.4pt"/>
    </style:style>
    <style:style style:name="co7" style:family="table-column">
      <style:table-column-properties fo:break-before="auto" style:column-width="464.66pt"/>
    </style:style>
    <style:style style:name="co8" style:family="table-column">
      <style:table-column-properties fo:break-before="auto" style:column-width="445.21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104.91pt"/>
    </style:style>
    <style:style style:name="co11" style:family="table-column">
      <style:table-column-properties fo:break-before="auto" style:column-width="614.64pt"/>
    </style:style>
    <style:style style:name="co12" style:family="table-column">
      <style:table-column-properties fo:break-before="auto" style:column-width="232.64pt"/>
    </style:style>
    <style:style style:name="co13" style:family="table-column">
      <style:table-column-properties fo:break-before="auto" style:column-width="617.41pt"/>
    </style:style>
    <style:style style:name="co14" style:family="table-column">
      <style:table-column-properties fo:break-before="auto" style:column-width="360.45pt"/>
    </style:style>
    <style:style style:name="co15" style:family="table-column">
      <style:table-column-properties fo:break-before="auto" style:column-width="468.79pt"/>
    </style:style>
    <style:style style:name="co16" style:family="table-column">
      <style:table-column-properties fo:break-before="auto" style:column-width="497.25pt"/>
    </style:style>
    <style:style style:name="co17" style:family="table-column">
      <style:table-column-properties fo:break-before="auto" style:column-width="134.05pt"/>
    </style:style>
    <style:style style:name="co18" style:family="table-column">
      <style:table-column-properties fo:break-before="auto" style:column-width="93.74pt"/>
    </style:style>
    <style:style style:name="co19" style:family="table-column">
      <style:table-column-properties fo:break-before="auto" style:column-width="522.96pt"/>
    </style:style>
    <style:style style:name="co20" style:family="table-column">
      <style:table-column-properties fo:break-before="auto" style:column-width="133.34pt"/>
    </style:style>
    <style:style style:name="co21" style:family="table-column">
      <style:table-column-properties fo:break-before="auto" style:column-width="645.19pt"/>
    </style:style>
    <style:style style:name="co22" style:family="table-column">
      <style:table-column-properties fo:break-before="auto" style:column-width="531.3pt"/>
    </style:style>
    <style:style style:name="co23" style:family="table-column">
      <style:table-column-properties fo:break-before="auto" style:column-width="509.05pt"/>
    </style:style>
    <style:style style:name="co24" style:family="table-column">
      <style:table-column-properties fo:break-before="auto" style:column-width="592.41pt"/>
    </style:style>
    <style:style style:name="co25" style:family="table-column">
      <style:table-column-properties fo:break-before="auto" style:column-width="100.69pt"/>
    </style:style>
    <style:style style:name="co26" style:family="table-column">
      <style:table-column-properties fo:break-before="auto" style:column-width="524.35pt"/>
    </style:style>
    <style:style style:name="co27" style:family="table-column">
      <style:table-column-properties fo:break-before="auto" style:column-width="157.66pt"/>
    </style:style>
    <style:style style:name="co28" style:family="table-column">
      <style:table-column-properties fo:break-before="auto" style:column-width="712.54pt"/>
    </style:style>
    <style:style style:name="co29" style:family="table-column">
      <style:table-column-properties fo:break-before="auto" style:column-width="700.04pt"/>
    </style:style>
    <style:style style:name="co30" style:family="table-column">
      <style:table-column-properties fo:break-before="auto" style:column-width="576.45pt"/>
    </style:style>
    <style:style style:name="co31" style:family="table-column">
      <style:table-column-properties fo:break-before="auto" style:column-width="518.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gin_20_page_20_test_20_case">
      <style:table-properties table:display="true" style:writing-mode="lr-tb"/>
    </style:style>
    <style:style style:name="ta2" style:family="table" style:master-page-name="PageStyle_5f_sign_20_up_20_test_20_case">
      <style:table-properties table:display="true" style:writing-mode="lr-tb"/>
    </style:style>
    <style:style style:name="ta3" style:family="table" style:master-page-name="PageStyle_5f_contact_20_page_20_test_20_case">
      <style:table-properties table:display="true" style:writing-mode="lr-tb"/>
    </style:style>
    <style:style style:name="ta4" style:family="table" style:master-page-name="PageStyle_5f_ADD_20_TO_20_CART_20_TEST_20_CASE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1c23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n page test c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i 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1</text:p>
          </table:table-cell>
          <table:table-cell table:style-name="ce2" office:value-type="string" calcext:value-type="string">
            <text:p>Login Page </text:p>
          </table:table-cell>
          <table:table-cell table:style-name="ce2" office:value-type="string" calcext:value-type="string">
            <text:p>the without filling any data 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login user name and password or without filling any data on the refresh home page .</text:p>
          </table:table-cell>
          <table:table-cell table:style-name="ce2" office:value-type="string" calcext:value-type="string">
            <text:p>user name - null password - null</text:p>
          </table:table-cell>
          <table:table-cell table:number-columns-repeated="2" table:style-name="ce6" office:value-type="string" calcext:value-type="string">
            <text:p>the user name and password or without filling any data on the refresh home page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2</text:p>
          </table:table-cell>
          <table:table-cell table:style-name="ce2" office:value-type="string" calcext:value-type="string">
            <text:p>Login Page </text:p>
          </table:table-cell>
          <table:table-cell table:style-name="ce2" office:value-type="string" calcext:value-type="string">
            <text:p>clicking on the correct user name and correct password and login click on user does not exist 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login user name and password or login click user does not exist.</text:p>
          </table:table-cell>
          <table:table-cell table:style-name="ce2" office:value-type="string" calcext:value-type="string">
            <text:p>correct user name - katudiya devarsh correct password - katudiya devarsh</text:p>
          </table:table-cell>
          <table:table-cell table:number-columns-repeated="2" table:style-name="ce2" office:value-type="string" calcext:value-type="string">
            <text:p>the correct user name <text:s/>or correct password your entered isn t and login click user does not exist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3</text:p>
          </table:table-cell>
          <table:table-cell table:style-name="ce2" office:value-type="string" calcext:value-type="string">
            <text:p>Login Page </text:p>
          </table:table-cell>
          <table:table-cell table:style-name="ce2" office:value-type="string" calcext:value-type="string">
            <text:p>clicking on the incorrect user name and incorrect password and login click on user does not exist.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login <text:s/>incorrect user name and incorrect password or login click user does not exist <text:s/></text:p>
          </table:table-cell>
          <table:table-cell table:style-name="ce2" office:value-type="string" calcext:value-type="string">
            <text:p>incorrect user name - jjjsgjsgjsdgjsjsjj incorrect password - jksdafgsdfjgfgf</text:p>
          </table:table-cell>
          <table:table-cell table:number-columns-repeated="2" table:style-name="ce2" office:value-type="string" calcext:value-type="string">
            <text:p>the incorrect user name or incorrect password your entered isn t and login click user does not exist 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4</text:p>
          </table:table-cell>
          <table:table-cell table:style-name="ce2" office:value-type="string" calcext:value-type="string">
            <text:p>Login Page </text:p>
          </table:table-cell>
          <table:table-cell table:style-name="ce2" office:value-type="string" calcext:value-type="string">
            <text:p>clicking on the correct user name and incorrect password and login click on user does not exist 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login correct user name and incorrect password or login click user does not exist </text:p>
          </table:table-cell>
          <table:table-cell table:style-name="ce2" office:value-type="string" calcext:value-type="string">
            <text:p>correct user name - katudiya devarsh incorrect password - jsaksgjgjdggj</text:p>
          </table:table-cell>
          <table:table-cell table:number-columns-repeated="2" table:style-name="ce2" office:value-type="string" calcext:value-type="string">
            <text:p>the correct user name or incorrect password your entered isn t and login click user does not exist 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5</text:p>
          </table:table-cell>
          <table:table-cell table:style-name="ce2" office:value-type="string" calcext:value-type="string">
            <text:p>Login Page </text:p>
          </table:table-cell>
          <table:table-cell table:style-name="ce2" office:value-type="string" calcext:value-type="string">
            <text:p>clicking on the incorrect user name and correct password and login click on user does not exist 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login incorrect user name and correct password or login click user does not exist </text:p>
          </table:table-cell>
          <table:table-cell table:style-name="ce2" office:value-type="string" calcext:value-type="string">
            <text:p>incorrect user name - hjsdjsdjgjgj correct password - katudiya devarsh </text:p>
          </table:table-cell>
          <table:table-cell table:number-columns-repeated="2" table:style-name="ce2" office:value-type="string" calcext:value-type="string">
            <text:p>the incorrect user name or correct password your entered isn t and login click user does not exist 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3"/>
          <table:table-cell table:style-name="ce5"/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3" table:number-columns-repeated="7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n up test case" table:style-name="ta2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i 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1</text:p>
          </table:table-cell>
          <table:table-cell table:style-name="ce2" office:value-type="string" calcext:value-type="string">
            <text:p>SIGN <text:s/>UP</text:p>
          </table:table-cell>
          <table:table-cell table:style-name="ce7" office:value-type="string" calcext:value-type="string">
            <text:p>the without filling any data 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login user name and password or without filling any data on the refresh home page .</text:p>
          </table:table-cell>
          <table:table-cell table:style-name="ce2" office:value-type="string" calcext:value-type="string">
            <text:p>user name - null password - null</text:p>
          </table:table-cell>
          <table:table-cell table:style-name="ce6" office:value-type="string" calcext:value-type="string">
            <text:p>the user name and password or without filling any data on the refresh home page</text:p>
          </table:table-cell>
          <table:table-cell table:style-name="ce6" office:value-type="string" calcext:value-type="string">
            <text:p>the user name and password or without filling any data on the refresh home page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2</text:p>
          </table:table-cell>
          <table:table-cell table:style-name="ce2" office:value-type="string" calcext:value-type="string">
            <text:p>SIGN <text:s/>UP</text:p>
          </table:table-cell>
          <table:table-cell table:style-name="ce2" office:value-type="string" calcext:value-type="string">
            <text:p>clicking <text:s/>on the correct user name <text:s/>and correct password and <text:s/>sign up click sign up this user already exist.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correct user name and <text:s/>correct password and <text:s/>sign up <text:s/>click this user already exist.</text:p>
          </table:table-cell>
          <table:table-cell table:style-name="ce2" office:value-type="string" calcext:value-type="string">
            <text:p>user name - katudiya devarsh password - katudiya devarsh</text:p>
          </table:table-cell>
          <table:table-cell table:style-name="ce2" office:value-type="string" calcext:value-type="string">
            <text:p>the correct user name and correct password or sign up click this <text:s/>user already exist <text:s/></text:p>
          </table:table-cell>
          <table:table-cell table:style-name="ce2" office:value-type="string" calcext:value-type="string">
            <text:p>the correct user name and correct pssword or sign up click <text:s/>this user already exist. 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3</text:p>
          </table:table-cell>
          <table:table-cell table:style-name="ce2" office:value-type="string" calcext:value-type="string">
            <text:p>SIGN <text:s/>UP</text:p>
          </table:table-cell>
          <table:table-cell table:style-name="ce2" office:value-type="string" calcext:value-type="string">
            <text:p>clicking on the correct user name and <text:s/>incorrect password and sign up click sign up this user already exist.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correct user name and <text:s/>correct password and <text:s/>sign up <text:s/>click this user already exist.</text:p>
          </table:table-cell>
          <table:table-cell table:style-name="ce2" office:value-type="string" calcext:value-type="string">
            <text:p>user name - katudiya devarsh <text:s/>password - sgjhfgjhfdjhfdgjfg</text:p>
          </table:table-cell>
          <table:table-cell table:style-name="ce2" office:value-type="string" calcext:value-type="string">
            <text:p>the correct user name and incorrect password or sign up click <text:s/>this user already exist </text:p>
          </table:table-cell>
          <table:table-cell table:style-name="ce2" office:value-type="string" calcext:value-type="string">
            <text:p>the correct user name and incorrect password or sign up click <text:s/>this user alredy exist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4</text:p>
          </table:table-cell>
          <table:table-cell table:style-name="ce2" office:value-type="string" calcext:value-type="string">
            <text:p>SIGN <text:s/>UP</text:p>
          </table:table-cell>
          <table:table-cell table:style-name="ce2" office:value-type="string" calcext:value-type="string">
            <text:p>clicking on the incorrect user name <text:s/>and <text:s/>incorrect password and <text:s/>sign up <text:s/>click this not clicking.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incorrect user name and incorrect password and <text:s/>sign up <text:s/>click this not clicking </text:p>
          </table:table-cell>
          <table:table-cell table:style-name="ce2" office:value-type="string" calcext:value-type="string">
            <text:p>user name - dsjdssjjsddsjklds password - dfjhfsgjfgjfgjhhsfd</text:p>
          </table:table-cell>
          <table:table-cell table:number-columns-repeated="2" table:style-name="ce2" office:value-type="string" calcext:value-type="string">
            <text:p>the incorrect user name and incorrect password or sign up click this user not clicking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5</text:p>
          </table:table-cell>
          <table:table-cell table:style-name="ce2" office:value-type="string" calcext:value-type="string">
            <text:p>SIGN <text:s/>UP</text:p>
          </table:table-cell>
          <table:table-cell table:style-name="ce2" office:value-type="string" calcext:value-type="string">
            <text:p>clickint on the incorrect user name <text:s/>and <text:s/>correct password <text:s/>and sign up click this not clicking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incorrect user name and correct password and <text:s/>sign up <text:s/>click this not clicking </text:p>
          </table:table-cell>
          <table:table-cell table:style-name="ce2" office:value-type="string" calcext:value-type="string">
            <text:p>user name <text:s/>- jjsdjsdjgsdjgsdgj password - katudiya devarsh</text:p>
          </table:table-cell>
          <table:table-cell table:number-columns-repeated="2" table:style-name="ce2" office:value-type="string" calcext:value-type="string">
            <text:p>the incorrect user name and correct password or sign up click this user not clicking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 page test case" table:style-name="ta3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i 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1</text:p>
          </table:table-cell>
          <table:table-cell table:style-name="ce2" office:value-type="string" calcext:value-type="string">
            <text:p>check logo page</text:p>
          </table:table-cell>
          <table:table-cell table:style-name="ce9" office:value-type="string" calcext:value-type="string">
            <text:p>clicking on the logo page any refresh any home page input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the open url 3) clicking on the logo page any refresh page any home page</text:p>
          </table:table-cell>
          <table:table-cell table:style-name="ce2" office:value-type="string" calcext:value-type="string">
            <text:p>contact email id - null contact name - null password - null</text:p>
          </table:table-cell>
          <table:table-cell table:number-columns-repeated="2" table:style-name="ce2" office:value-type="string" calcext:value-type="string">
            <text:p>the email id address or name <text:s/>or password you entered isn t logo page on refresh home page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2</text:p>
          </table:table-cell>
          <table:table-cell table:style-name="ce2" office:value-type="string" calcext:value-type="string">
            <text:p>check home page</text:p>
          </table:table-cell>
          <table:table-cell table:style-name="ce2" office:value-type="string" calcext:value-type="string">
            <text:p>clicking on the home page any refresh any home page input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the open url 3) clicking on the home page any refresh page any home page</text:p>
          </table:table-cell>
          <table:table-cell table:style-name="ce2" office:value-type="string" calcext:value-type="string">
            <text:p>contact email id - null contact name - null password - null</text:p>
          </table:table-cell>
          <table:table-cell table:number-columns-repeated="2" table:style-name="ce2" office:value-type="string" calcext:value-type="string">
            <text:p>the email id address or name <text:s/>or password you entered isn t home page on refresh home page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3</text:p>
          </table:table-cell>
          <table:table-cell table:style-name="ce2" office:value-type="string" calcext:value-type="string">
            <text:p>contact page</text:p>
          </table:table-cell>
          <table:table-cell table:style-name="ce2" office:value-type="string" calcext:value-type="string">
            <text:p>the without filling any data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 the open url 3) the without filling and data cllick on button.</text:p>
          </table:table-cell>
          <table:table-cell table:style-name="ce2" office:value-type="string" calcext:value-type="string">
            <text:p>contact email id - null contact name - null password - null</text:p>
          </table:table-cell>
          <table:table-cell table:number-columns-repeated="2" table:style-name="ce2" office:value-type="string" calcext:value-type="string">
            <text:p>the email id address or name or password you entered isn t connected to an account find your account login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3</text:p>
          </table:table-cell>
          <table:table-cell table:style-name="ce2" office:value-type="string" calcext:value-type="string">
            <text:p>contact page</text:p>
          </table:table-cell>
          <table:table-cell table:style-name="ce2" office:value-type="string" calcext:value-type="string">
            <text:p>clicking on the correct contact email id and correct contact name and incorrect message and send message input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 the open url 3) clicking on the contact email id and contact name and isend message input </text:p>
          </table:table-cell>
          <table:table-cell table:style-name="ce2" office:value-type="string" calcext:value-type="string">
            <text:p>contact email id - katudiyadevarsh9@gmail.com contact name - katudiya devarsh message <text:s/>- katudiya devarsh</text:p>
          </table:table-cell>
          <table:table-cell table:style-name="ce2" office:value-type="string" calcext:value-type="string">
            <text:p>the correct email id or correct name or correct message <text:s/>your entered isn t and send message accepted <text:s/>.</text:p>
          </table:table-cell>
          <table:table-cell table:style-name="ce2" office:value-type="string" calcext:value-type="string">
            <text:p>the correct email id or correct name or correct password your entered isn t and correct message and send message accepted <text:s/>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4</text:p>
          </table:table-cell>
          <table:table-cell table:style-name="ce2" office:value-type="string" calcext:value-type="string">
            <text:p>contact page</text:p>
          </table:table-cell>
          <table:table-cell table:style-name="ce2" office:value-type="string" calcext:value-type="string">
            <text:p>clicking on the incorrect email id and incorrect name and incorrect message and send message input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 the open url 3) clicking on the contact email id and contact name and send message input </text:p>
          </table:table-cell>
          <table:table-cell table:style-name="ce2" office:value-type="string" calcext:value-type="string">
            <text:p>contact email id - hjjhjdhjjhjsdjk878@gmail.com contact name - hsdhgdhhdghhd message - jksdjgfjgfhjghjgf</text:p>
          </table:table-cell>
          <table:table-cell table:number-columns-repeated="2" table:style-name="ce2" office:value-type="string" calcext:value-type="string">
            <text:p>the incorrect email id or incorrect name or incorrect message you entered isn t and send message accepted.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5</text:p>
          </table:table-cell>
          <table:table-cell table:style-name="ce2" office:value-type="string" calcext:value-type="string">
            <text:p>contact page</text:p>
          </table:table-cell>
          <table:table-cell table:style-name="ce2" office:value-type="string" calcext:value-type="string">
            <text:p>clicking on the incorrect email id and correct name and incorrect message and send message input 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 the open url 3) clicking on the incorrect email id and correct name and incorrect message and send message accepted.</text:p>
          </table:table-cell>
          <table:table-cell table:style-name="ce2" office:value-type="string" calcext:value-type="string">
            <text:p>contact email id - sdjsdhjhjdhjd745@gmila.com contact name - katudiya devarsh message - jkfhjjgjgfjkgjkg</text:p>
          </table:table-cell>
          <table:table-cell table:number-columns-repeated="2" table:style-name="ce2" office:value-type="string" calcext:value-type="string">
            <text:p>the incorrect email id or correct name or incorrect message you entered isn t and send message accepted 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C_6</text:p>
          </table:table-cell>
          <table:table-cell table:style-name="ce2" office:value-type="string" calcext:value-type="string">
            <text:p>contact page</text:p>
          </table:table-cell>
          <table:table-cell table:style-name="ce2" office:value-type="string" calcext:value-type="string">
            <text:p>clicking on the correct email id and incorrect name and incorrect message and send message input</text:p>
          </table:table-cell>
          <table:table-cell table:style-name="ce4" office:value-type="string" calcext:value-type="string">
            <text:p><text:a xlink:href="https://www.demoblaze.com/" xlink:type="simple">STORE (demoblaze.com)</text:a></text:p>
          </table:table-cell>
          <table:table-cell table:style-name="ce2" office:value-type="string" calcext:value-type="string">
            <text:p>1) open browser 2) the open url 3) clicking on the correct email id and incorrect name and incorrect message and send message accepted </text:p>
          </table:table-cell>
          <table:table-cell table:style-name="ce2" office:value-type="string" calcext:value-type="string">
            <text:p>contact email id - katudiyadevarsh9@gmail.com contact name - hsdhjsghjsdghj message <text:s/>- jgkgjklsdgjklsdg</text:p>
          </table:table-cell>
          <table:table-cell table:number-columns-repeated="2" table:style-name="ce2" office:value-type="string" calcext:value-type="string">
            <text:p>the correct email id or incorrect name or incorrect message you entered isn t and send message accepted 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number-columns-repeated="1015"/>
        </table:table-row>
        <table:table-row table:style-name="ro1">
          <table:table-cell table:style-name="ce8"/>
          <table:table-cell table:style-name="ce2"/>
          <table:table-cell table:style-name="ce3"/>
          <table:table-cell table:style-name="ce2"/>
          <table:table-cell table:style-name="ce3" table:number-columns-repeated="5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 TO CART TEST CASE" table:style-name="ta4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i 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1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the without flilling any data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7" office:value-type="string" calcext:value-type="string">
            <text:p>1) open browser 2) the open url 3) clicking on the add to cart product name,contary,city,Credit card,Month,Year without filling any data refresh page </text:p>
          </table:table-cell>
          <table:table-cell table:style-name="ce2" office:value-type="string" calcext:value-type="string">
            <text:p>Name-null Country-null City-null Credit card-null Month- null Year-null</text:p>
          </table:table-cell>
          <table:table-cell table:style-name="ce10" office:value-type="string" calcext:value-type="string">
            <text:p>the add to cart product name,countary,city,Credit card,Month,Year without filling any data refresh page</text:p>
          </table:table-cell>
          <table:table-cell table:style-name="ce10" office:value-type="string" calcext:value-type="string">
            <text:p>the add to cart product name,contary,city,Credit card,Month,Year without filling any data refresh page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2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cliking on the correct name,country,city,Credit card,Month,Year clicking on thank your purchase.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<text:s/>add to cart correct name contary city credit card <text:s/>month year this thankyou purches item </text:p>
          </table:table-cell>
          <table:table-cell table:style-name="ce2" office:value-type="string" calcext:value-type="string">
            <text:p>Name-katudiya devarsh Country-india City-Ahmedabad Credit card-2255896936 Month- April Year-2022</text:p>
          </table:table-cell>
          <table:table-cell table:style-name="ce2" office:value-type="string" calcext:value-type="string">
            <text:p>the add to cart product correct name countary city credit card month year this thank you purches item</text:p>
          </table:table-cell>
          <table:table-cell table:style-name="ce2" office:value-type="string" calcext:value-type="string">
            <text:p>the add to cart product correct name contary city credit card month year this thank you purches item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3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cliking on the correct name,incorrect country, city, credit card , month , year, clicking on thank your purchse item.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add to cart correct name incorrect contary city credit card month year this thankyou purches item</text:p>
          </table:table-cell>
          <table:table-cell table:style-name="ce2" office:value-type="string" calcext:value-type="string">
            <text:p>name - katudiya devarsh country - gov city- baroda -credit card -5877444878 month - june year 2525</text:p>
          </table:table-cell>
          <table:table-cell table:style-name="ce2" office:value-type="string" calcext:value-type="string">
            <text:p>the add to cart product correct name incorrect countary city credit card month year this thank you purches item</text:p>
          </table:table-cell>
          <table:table-cell table:style-name="ce2" office:value-type="string" calcext:value-type="string">
            <text:p>the add to cart product correct name incorrect contary city credit card month year this thank you purches item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4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cliking on the correct name,country,city, incorrect credit card,month,year,cliking on <text:s/>thank your purchse item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add to cart correct name contary <text:s/>city incorrect credit card month year this thankyou purches item</text:p>
          </table:table-cell>
          <table:table-cell table:style-name="ce2" office:value-type="string" calcext:value-type="string">
            <text:p>name -katudiya devarsh country - india city ahmedabad credit card -5454545454 month - jan year - 1999</text:p>
          </table:table-cell>
          <table:table-cell table:style-name="ce2" office:value-type="string" calcext:value-type="string">
            <text:p>the add to cart product correct name countary city incorrect credit card month year this thank you purches item</text:p>
          </table:table-cell>
          <table:table-cell table:style-name="ce2" office:value-type="string" calcext:value-type="string">
            <text:p>the add to cart product correct name contary city incorrect credit card month year this thank you purche item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5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cliking on the incorrect name <text:s/>country city credit <text:s/>card month year cliking on thank your <text:s/>purchse item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 the <text:s/>open url 3) clicking on the add to cart incorrect name contary city credit card month year this thankyou purches item.</text:p>
          </table:table-cell>
          <table:table-cell table:style-name="ce2" office:value-type="string" calcext:value-type="string">
            <text:p>name - hjfgjhjhfsddjh country -jfsdjkjhsd city hsdsjhsdsdfsdjh credit <text:s/>card -54655655658 month - sdhjk year - 5445</text:p>
          </table:table-cell>
          <table:table-cell table:style-name="ce2" office:value-type="string" calcext:value-type="string">
            <text:p>the <text:s/>add to cart product incorrect name countary city credit card <text:s/>month <text:s/>year this thank you purches item</text:p>
          </table:table-cell>
          <table:table-cell table:style-name="ce2" office:value-type="string" calcext:value-type="string">
            <text:p>the <text:s/>add to cart product incorrect name contary city credit card <text:s/>month <text:s/>year thist thank you purches item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6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cliking on the incorrect name country city credit card correct month incorrect year clicking on thank your purchse item <text:s/>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<text:s/>url <text:s/>3) clicking on the add to cart incorrect name contary city credit card correct month incorrect year this thankyou purches item</text:p>
          </table:table-cell>
          <table:table-cell table:style-name="ce2" office:value-type="string" calcext:value-type="string">
            <text:p>name - hfjhsdjhjkhjsd country - sdhjsdhjh city- jhsdjhsdjhsdfhj credit card - 555556454654 month - jun year - 3536</text:p>
          </table:table-cell>
          <table:table-cell table:number-columns-repeated="2" table:style-name="ce2" office:value-type="string" calcext:value-type="string">
            <text:p>the add to cart product incorrect name countary city credit card correct month incorrect year this thank you purches item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7</text:p>
          </table:table-cell>
          <table:table-cell table:style-name="ce2" office:value-type="string" calcext:value-type="string">
            <text:p>ADD TO CART</text:p>
          </table:table-cell>
          <table:table-cell table:style-name="ce2" office:value-type="string" calcext:value-type="string">
            <text:p>cliking on the incorrect name country correct city credit card month year clicking on thank your purchse item</text:p>
          </table:table-cell>
          <table:table-cell table:style-name="ce4" office:value-type="string" calcext:value-type="string">
            <text:p><text:a xlink:href="https://www.demoblaze.com/" xlink:type="simple">https://www.demoblaze.com/</text:a></text:p>
          </table:table-cell>
          <table:table-cell table:style-name="ce2" office:value-type="string" calcext:value-type="string">
            <text:p>1) open browser 2) the open url 3) clicking on the add to cart incorrect name contary correct city credit card month year this thankyou purches item</text:p>
          </table:table-cell>
          <table:table-cell table:style-name="ce2" office:value-type="string" calcext:value-type="string">
            <text:p>name - sdhsddjsd country - jhhsdjhjsdjh city ahmedabad credit card - 5445454552 month - april year 2022</text:p>
          </table:table-cell>
          <table:table-cell table:number-columns-repeated="2" table:style-name="ce2" office:value-type="string" calcext:value-type="string">
            <text:p>the add to cart product incorrect name countary correct city credit card month year this thank you purches item</text:p>
          </table:table-cell>
          <table:table-cell table:style-name="ce2" office:value-type="string" calcext:value-type="string">
            <text:p>pass</text:p>
          </table:table-cell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in_20_page_20_test_20_case" style:display-name="PageStyle_login page 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_20_up_20_test_20_case" style:display-name="PageStyle_sign up 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ct_20_page_20_test_20_case" style:display-name="PageStyle_contact page 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_20_TO_20_CART_20_TEST_20_CASE" style:display-name="PageStyle_ADD TO CART TEST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52" meta:object-count="0"/>
    <meta:generator>LibreOfficeDev/6.0.5.2$Linux_X86_64 LibreOffice_project/</meta:generator>
  </office:meta>
</office:document-meta>
</file>